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FanWallFromCMS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5/12/2016</text:date>, <text:time>18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47S</meta:editing-duration>
    <meta:editing-cycles>13</meta:editing-cycles>
    <meta:generator>OpenOffice.org/3.4.1$Unix OpenOffice.org_project/341m1$Build-9593</meta:generator>
    <dc:date>2016-12-15T18:00:48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